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0e3360"/>
    </style:style>
    <style:style style:name="P4" style:family="paragraph" style:parent-style-name="Standard" style:list-style-name="L2">
      <style:paragraph-properties fo:line-height="150%" fo:text-align="justify" style:justify-single-word="false"/>
    </style:style>
    <style:style style:name="P5" style:family="paragraph" style:parent-style-name="Standard" style:list-style-name="L4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e3360"/>
    </style:style>
    <style:style style:name="P7" style:family="paragraph" style:parent-style-name="Standard" style:list-style-name="L6">
      <style:paragraph-properties fo:line-height="150%" fo:text-align="justify" style:justify-single-word="false"/>
      <style:text-properties officeooo:paragraph-rsid="000e3360"/>
    </style:style>
    <style:style style:name="P8" style:family="paragraph" style:parent-style-name="Standard" style:list-style-name="L8">
      <style:paragraph-properties fo:line-height="150%" fo:text-align="justify" style:justify-single-word="false"/>
      <style:text-properties officeooo:paragraph-rsid="000e3360"/>
    </style:style>
    <style:style style:name="P9" style:family="paragraph" style:parent-style-name="Standard" style:list-style-name="L9">
      <style:paragraph-properties fo:line-height="150%" fo:text-align="justify" style:justify-single-word="false"/>
      <style:text-properties officeooo:paragraph-rsid="000e3360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eb880"/>
    </style:style>
    <style:style style:name="P11" style:family="paragraph" style:parent-style-name="Standard" style:list-style-name="L10">
      <style:paragraph-properties fo:line-height="150%" fo:text-align="justify" style:justify-single-word="false"/>
      <style:text-properties officeooo:paragraph-rsid="000eb880"/>
    </style:style>
    <style:style style:name="P12" style:family="paragraph" style:parent-style-name="Standard" style:list-style-name="L12">
      <style:paragraph-properties fo:line-height="150%" fo:text-align="justify" style:justify-single-word="false"/>
      <style:text-properties officeooo:paragraph-rsid="000eb880"/>
    </style:style>
    <style:style style:name="P13" style:family="paragraph" style:parent-style-name="Standard" style:list-style-name="L13">
      <style:paragraph-properties fo:line-height="150%" fo:text-align="justify" style:justify-single-word="false"/>
    </style:style>
    <style:style style:name="P14" style:family="paragraph" style:parent-style-name="Standard" style:list-style-name="L16">
      <style:paragraph-properties fo:line-height="150%" fo:text-align="justify" style:justify-single-word="false"/>
      <style:text-properties officeooo:paragraph-rsid="000eb880"/>
    </style:style>
    <style:style style:name="P15" style:family="paragraph" style:parent-style-name="Standard" style:list-style-name="L17">
      <style:paragraph-properties fo:line-height="150%" fo:text-align="justify" style:justify-single-word="false"/>
    </style:style>
    <style:style style:name="P16" style:family="paragraph" style:parent-style-name="Standard" style:list-style-name="L18">
      <style:paragraph-properties fo:line-height="150%" fo:text-align="justify" style:justify-single-word="false"/>
    </style:style>
    <style:style style:name="P17" style:family="paragraph" style:parent-style-name="Standard" style:list-style-name="L19">
      <style:paragraph-properties fo:line-height="150%" fo:text-align="justify" style:justify-single-word="false"/>
    </style:style>
    <style:style style:name="P18" style:family="paragraph" style:parent-style-name="Standard" style:list-style-name="L21">
      <style:paragraph-properties fo:line-height="150%" fo:text-align="justify" style:justify-single-word="false"/>
      <style:text-properties officeooo:paragraph-rsid="000eb880"/>
    </style:style>
    <style:style style:name="P19" style:family="paragraph" style:parent-style-name="Standard" style:list-style-name="L22">
      <style:paragraph-properties fo:line-height="150%" fo:text-align="justify" style:justify-single-word="false"/>
      <style:text-properties officeooo:paragraph-rsid="000eb880"/>
    </style:style>
    <style:style style:name="P20" style:family="paragraph" style:parent-style-name="Standard" style:list-style-name="L23">
      <style:paragraph-properties fo:line-height="150%" fo:text-align="justify" style:justify-single-word="false"/>
    </style:style>
    <style:style style:name="P21" style:family="paragraph" style:parent-style-name="Standard" style:list-style-name="L24">
      <style:paragraph-properties fo:line-height="150%" fo:text-align="justify" style:justify-single-word="false"/>
    </style:style>
    <style:style style:name="P22" style:family="paragraph" style:parent-style-name="Standard" style:list-style-name="L25">
      <style:paragraph-properties fo:line-height="150%" fo:text-align="justify" style:justify-single-word="false"/>
    </style:style>
    <style:style style:name="P23" style:family="paragraph" style:parent-style-name="Standard" style:list-style-name="L26">
      <style:paragraph-properties fo:line-height="150%" fo:text-align="justify" style:justify-single-word="false"/>
    </style:style>
    <style:style style:name="P24" style:family="paragraph" style:parent-style-name="Standard" style:list-style-name="L27">
      <style:paragraph-properties fo:line-height="150%" fo:text-align="justify" style:justify-single-word="false"/>
      <style:text-properties officeooo:paragraph-rsid="000eb880"/>
    </style:style>
    <style:style style:name="P25" style:family="paragraph" style:parent-style-name="Standard" style:list-style-name="L28">
      <style:paragraph-properties fo:line-height="150%" fo:text-align="justify" style:justify-single-word="false"/>
    </style:style>
    <style:style style:name="P26" style:family="paragraph" style:parent-style-name="Standard" style:list-style-name="L29">
      <style:paragraph-properties fo:line-height="150%" fo:text-align="justify" style:justify-single-word="false"/>
    </style:style>
    <style:style style:name="P27" style:family="paragraph" style:parent-style-name="Standard" style:list-style-name="L30">
      <style:paragraph-properties fo:line-height="150%" fo:text-align="justify" style:justify-single-word="false"/>
    </style:style>
    <style:style style:name="P28" style:family="paragraph" style:parent-style-name="Standard" style:list-style-name="L31">
      <style:paragraph-properties fo:line-height="150%" fo:text-align="justify" style:justify-single-word="false"/>
    </style:style>
    <style:style style:name="P29" style:family="paragraph" style:parent-style-name="Standard" style:list-style-name="L32">
      <style:paragraph-properties fo:line-height="150%" fo:text-align="justify" style:justify-single-word="false"/>
      <style:text-properties officeooo:paragraph-rsid="0010ad90"/>
    </style:style>
    <style:style style:name="P30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L32">
      <style:paragraph-properties fo:line-height="150%" fo:text-align="justify" style:justify-single-word="false"/>
      <style:text-properties officeooo:rsid="0010ad90" officeooo:paragraph-rsid="0010ad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b880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e3360"/>
    </style:style>
    <style:style style:name="T6" style:family="text">
      <style:text-properties officeooo:rsid="000eb88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b880" style:font-weight-asian="normal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9in" fo:text-indent="-0.25in" fo:margin-left="0.82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9in" fo:text-indent="-0.25in" fo:margin-left="1.07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9in" fo:text-indent="-0.25in" fo:margin-left="1.32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9in" fo:text-indent="-0.25in" fo:margin-left="1.57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9in" fo:text-indent="-0.25in" fo:margin-left="1.82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9in" fo:text-indent="-0.25in" fo:margin-left="2.07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9in" fo:text-indent="-0.25in" fo:margin-left="2.32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9in" fo:text-indent="-0.25in" fo:margin-left="2.57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9in" fo:text-indent="-0.25in" fo:margin-left="2.82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9in" fo:text-indent="-0.25in" fo:margin-left="3.0709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2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3"><text:s/>Google Cloud Fundamentals: Getting Started with Cloud Storage and Cloud SQL </text:span></text:p>
      <text:p text:style-name="P2"><text:s text:c="4"/></text:p>
      <text:p text:style-name="P2"><text:s text:c="3"/><text:span text:style-name="T4"><text:s/>Objectives</text:span></text:p>
      <text:p text:style-name="P2">In this lab, you learn how to perform the following tasks:</text:p>
      <text:list xml:id="list446189430" text:style-name="L1">
        <text:list-item>
          <text:p text:style-name="P3"><text:s/>Create a Cloud Storage bucket and place an image into it.</text:p>
        </text:list-item>
        <text:list-item>
          <text:p text:style-name="P3">Create a Cloud SQL instance and configure it.</text:p>
        </text:list-item>
        <text:list-item>
          <text:p text:style-name="P3">Connect to the Cloud SQL instance from a web server.</text:p>
        </text:list-item>
        <text:list-item>
          <text:p text:style-name="P3">Use the image in the Cloud Storage bucket on a web page.</text:p>
        </text:list-item>
      </text:list>
      <text:p text:style-name="P2"><text:s/></text:p>
      <text:p text:style-name="P2"><text:s text:c="4"/><text:span text:style-name="T4">Task 1: Deploy a web server VM instance</text:span></text:p>
      <text:list xml:id="list1470742358" text:style-name="L2">
        <text:list-item>
          <text:p text:style-name="P4"><text:s text:c="4"/><text:span text:style-name="T5">Execute the following commands:</text:span></text:p>
        </text:list-item>
      </text:list>
      <text:p text:style-name="P2"><text:span text:style-name="T1">gcloud beta compute instances create bloghost --zone=us-central1-a --machine-type=n1-standard-1 --subnet=default --metadata=startup-script=apt-get\ update$'\n'apt-get\ install\ apache2\ php\ php-mysql\ -y$'\n'service\ apache2\ restart --maintenance-policy=MIGRATE <text:s text:c="2"/>--tags=http-server --image=debian-9-stretch-v20200910 --image-project=debian-cloud --boot-disk-size=10GB --boot-disk-type=pd-standard --boot-disk-device-name=bloghost --reservation-affinity=any</text:span></text:p>
      <text:p text:style-name="P2"/>
      <text:p text:style-name="P30">gcloud compute firewall-rules create default-allow-http --direction=INGRESS --priority=1000 --network=default --action=ALLOW --rules=tcp:80 --source-ranges=0.0.0.0/0 --target-tags=http-server</text:p>
      <text:p text:style-name="P2"><text:s text:c="4"/></text:p>
      <text:p text:style-name="P2"><text:span text:style-name="T4"><text:s/>Task 2: Create a Cloud Storage bucket using the gsutil command line</text:span></text:p>
      <text:list xml:id="list929166442" text:style-name="L4">
        <text:list-item>
          <text:p text:style-name="P5"><text:span text:style-name="T5">Set </text:span>an environment variable called LOCATION.</text:p>
        </text:list-item>
      </text:list>
      <text:p text:style-name="P2"><text:s text:c="11"/><text:span text:style-name="T1"><text:s/>export LOCATION=US</text:span></text:p>
      <text:p text:style-name="P6"><text:s/></text:p>
      <text:list xml:id="list1986499126" text:style-name="L6">
        <text:list-item>
          <text:p text:style-name="P7"><text:span text:style-name="T5">C</text:span>reate a bucket with the name of your project ID:</text:p>
        </text:list-item>
      </text:list>
      <text:p text:style-name="P6"><text:s text:c="10"/><text:span text:style-name="T1"><text:s/>gsutil mb -l $LOCATION gs://$DEVSHELL_PROJECT_ID</text:span></text:p>
      <text:p text:style-name="P6"><text:span text:style-name="T1"/></text:p>
      <text:list xml:id="list3284756527" text:style-name="L8">
        <text:list-item>
          <text:p text:style-name="P8">Retrieve a banner image from a publicly accessible Cloud Storage location</text:p>
        </text:list-item>
      </text:list>
      <text:p text:style-name="P2"><text:s text:c="8"/></text:p>
      <text:p text:style-name="P6"><text:soft-page-break/><text:s text:c="12"/><text:span text:style-name="T1">gsutil cp gs://cloud-training/gcpfci/my-excellent-blog.png my-excellent-blog.png</text:span></text:p>
      <text:p text:style-name="P6"><text:span text:style-name="T1"/></text:p>
      <text:list xml:id="list2126611112" text:style-name="L9">
        <text:list-item>
          <text:p text:style-name="P9">Copy the banner image to your newly created Cloud Storage bucket:</text:p>
        </text:list-item>
      </text:list>
      <text:p text:style-name="P10"><text:s text:c="12"/><text:span text:style-name="T1">gsutil cp my-excellent-blog.png gs://$DEVSHELL_PROJECT_ID/my-excellent-blog.png</text:span></text:p>
      <text:p text:style-name="P10"><text:span text:style-name="T1"/></text:p>
      <text:list xml:id="list612445635" text:style-name="L10">
        <text:list-item>
          <text:p text:style-name="P11">Modify the Access Control List of the object you just created so that it is readable by everyone:</text:p>
        </text:list-item>
      </text:list>
      <text:p text:style-name="P2"><text:s text:c="11"/><text:span text:style-name="T1"><text:s/>gsutil acl ch -u allUsers:R gs://$DEVSHELL_PROJECT_ID/my-excellent-blog.png</text:span></text:p>
      <text:p text:style-name="P2"/>
      <text:p text:style-name="P10"><text:s text:c="4"/><text:span text:style-name="T4">Task 3: Create the Cloud SQL instance</text:span></text:p>
      <text:list xml:id="list1960282843" text:style-name="L12">
        <text:list-item>
          <text:p text:style-name="P12"><text:span text:style-name="T8">C</text:span><text:span text:style-name="T7">reate </text:span><text:span text:style-name="T8">SQL</text:span><text:span text:style-name="T7"> instance:</text:span></text:p>
        </text:list-item>
      </text:list>
      <text:p text:style-name="P10"><text:span text:style-name="T7"><text:s text:c="5"/></text:span><text:span text:style-name="T1">gcloud sql instances create blog-dd --tier=db-n1-standard-2 --region=us-central1 --database-version=MYSQL_5_7 </text:span></text:p>
      <text:p text:style-name="P2"><text:s text:c="8"/></text:p>
      <text:list xml:id="list2145840588" text:style-name="L13">
        <text:list-item>
          <text:p text:style-name="P13"><text:s text:c="5"/>Add a user: (make sure to replace [PASSWORD] with your chosen password)</text:p>
        </text:list-item>
      </text:list>
      <text:p text:style-name="P10"><text:s text:c="12"/><text:span text:style-name="T1">gcloud sql users create </text:span><text:span text:style-name="T2">blog-db</text:span><text:span text:style-name="T1"> --instance=blog-db --password=[PASSWORD]</text:span></text:p>
      <text:p text:style-name="P10"/>
      <text:list xml:id="list992213050" text:style-name="L16">
        <text:list-item>
          <text:p text:style-name="P14">Add a network: (replace [NETWORK RANGE] with the external IP address of your bloghost VM instance, followed by /32</text:p>
        </text:list-item>
      </text:list>
      <text:p text:style-name="P2"><text:s text:c="11"/><text:span text:style-name="T1"><text:s/>gcloud sql instances patch blog-d</text:span><text:span text:style-name="T2">b</text:span><text:span text:style-name="T1"> --authorized-networks=[NETWORK RANGE]</text:span></text:p>
      <text:p text:style-name="P2"/>
      <text:p text:style-name="P2"><text:s text:c="4"/><text:span text:style-name="T4">Task 4: Configure an application in a Compute Engine instance to use Cloud SQL</text:span></text:p>
      <text:list xml:id="list442703661" text:style-name="L17">
        <text:list-item>
          <text:p text:style-name="P15">Connect to your VM instance bloghost:</text:p>
        </text:list-item>
      </text:list>
      <text:p text:style-name="P2"><text:s text:c="8"/><text:tab/> <text:span text:style-name="T1"><text:s/>gcloud compute ssh bloghost</text:span></text:p>
      <text:p text:style-name="P2"><text:s text:c="12"/></text:p>
      <text:list xml:id="list3213337642" text:style-name="L18">
        <text:list-item>
          <text:p text:style-name="P16">In your ssh session on bloghost, change your working directory to the document root of the web server:</text:p>
        </text:list-item>
      </text:list>
      <text:p text:style-name="P2"><text:s text:c="11"/><text:span text:style-name="T1"><text:s/>cd /var/www/html</text:span></text:p>
      <text:p text:style-name="P2"><text:s text:c="12"/></text:p>
      <text:list xml:id="list202749362" text:style-name="L19">
        <text:list-item>
          <text:p text:style-name="P17"><text:s text:c="2"/>Use the nano text editor to edit a file called index.php:</text:p>
        </text:list-item>
      </text:list>
      <text:p text:style-name="P2"><text:s text:c="12"/><text:span text:style-name="T1">sudo nano index.php</text:span></text:p>
      <text:p text:style-name="P10"><text:s text:c="3"/></text:p>
      <text:list xml:id="list996341828" text:style-name="L21">
        <text:list-item>
          <text:p text:style-name="P18"><text:soft-page-break/><text:span text:style-name="T6">P</text:span>aste the content below into the file:</text:p>
        </text:list-item>
      </text:list>
      <text:p text:style-name="P2"><text:s text:c="12"/>&lt;html&gt;</text:p>
      <text:p text:style-name="P2"><text:s text:c="12"/>&lt;head&gt;&lt;title&gt;Welcome to my excellent blog&lt;/title&gt;&lt;/head&gt;</text:p>
      <text:p text:style-name="P2"><text:s text:c="12"/>&lt;body&gt;</text:p>
      <text:p text:style-name="P2"><text:s text:c="12"/>&lt;h1&gt;Welcome to my excellent blog&lt;/h1&gt;</text:p>
      <text:p text:style-name="P2"><text:s text:c="12"/>&lt;?php</text:p>
      <text:p text:style-name="P2"><text:s text:c="12"/>$dbserver = "CLOUDSQLIP";</text:p>
      <text:p text:style-name="P2"><text:s text:c="12"/>$dbuser = "blogdbuser";</text:p>
      <text:p text:style-name="P2"><text:s text:c="12"/>$dbpassword = "DBPASSWORD";</text:p>
      <text:p text:style-name="P2"><text:s text:c="12"/>// In a production blog, we would not store the MySQL</text:p>
      <text:p text:style-name="P2"><text:s text:c="12"/>// password in the document root. Instead, we would store it in a</text:p>
      <text:p text:style-name="P2"><text:s text:c="12"/>// configuration file elsewhere on the web server VM instance.</text:p>
      <text:p text:style-name="P2"><text:s text:c="12"/>$conn = new mysqli($dbserver, $dbuser, $dbpassword);</text:p>
      <text:p text:style-name="P2"><text:s text:c="12"/>if (mysqli_connect_error()) {</text:p>
      <text:p text:style-name="P2"><text:s text:c="20"/>echo ("Database connection failed: " . mysqli_connect_error());</text:p>
      <text:p text:style-name="P2"><text:s text:c="12"/>} else {</text:p>
      <text:p text:style-name="P2"><text:s text:c="20"/>echo ("Database connection succeeded.");</text:p>
      <text:p text:style-name="P2"><text:s text:c="12"/>}</text:p>
      <text:p text:style-name="P2"><text:s text:c="12"/>?&gt;</text:p>
      <text:p text:style-name="P2"><text:s text:c="12"/>&lt;/body&gt;</text:p>
      <text:p text:style-name="P2"><text:s text:c="12"/>&lt;/html&gt;</text:p>
      <text:list xml:id="list2815087512" text:style-name="L22">
        <text:list-header>
          <text:p text:style-name="P19"><text:s text:c="7"/></text:p>
        </text:list-header>
        <text:list-item>
          <text:p text:style-name="P19"><text:s/>Press Ctrl+O, and then press Enter to save your edited file.</text:p>
        </text:list-item>
        <text:list-item>
          <text:p text:style-name="P19"><text:s/>Press Ctrl+X to exit the nano text editor.</text:p>
        </text:list-item>
        <text:list-item>
          <text:p text:style-name="P19"><text:s/>Restart the web server:</text:p>
        </text:list-item>
      </text:list>
      <text:p text:style-name="P2"><text:s text:c="12"/><text:span text:style-name="T1">sudo service apache2 restart</text:span></text:p>
      <text:p text:style-name="P2"/>
      <text:list xml:id="list2876646478" text:style-name="L23">
        <text:list-item>
          <text:p text:style-name="P20">Open a new web browser with the url composed of your bloghost VM instance's external IP address followed by /index.php. IT will look like this:</text:p>
        </text:list-item>
      </text:list>
      <text:p text:style-name="P2"><text:s text:c="11"/><text:span text:style-name="T1"><text:s/>sensible-browser </text:span><text:a xlink:type="simple" xlink:href="http://35.192.208.2/index.php" text:style-name="Internet_20_link" text:visited-style-name="Visited_20_Internet_20_Link"><text:span text:style-name="T1">http://35.192.208.2/index.php</text:span></text:a></text:p>
      <text:p text:style-name="P2"><text:span text:style-name="T1"/></text:p>
      <text:p text:style-name="P2"><text:s text:c="12"/>you will see an error because you have not yet configured PHP's connection to your Cloud SQL instance.</text:p>
      <text:p text:style-name="P2"><text:soft-page-break/><text:s text:c="12"/></text:p>
      <text:list xml:id="list3414473883" text:style-name="L24">
        <text:list-item>
          <text:p text:style-name="P21"><text:s/>Return to your ssh session on bloghost. Use the nano text editor to edit index.php again.</text:p>
        </text:list-item>
      </text:list>
      <text:p text:style-name="P2"><text:s text:c="12"/><text:span text:style-name="T1">sudo nano index.php</text:span></text:p>
      <text:p text:style-name="P2"/>
      <text:list xml:id="list2151818443" text:style-name="L25">
        <text:list-item>
          <text:p text:style-name="P22">In the nano text editor, replace CLOUDSQLIP with the Cloud SQL instance Public IP address that you noted above. </text:p>
        </text:list-item>
      </text:list>
      <text:p text:style-name="P2"><text:s text:c="11"/>Leave the quotation marks around the value in place.</text:p>
      <text:p text:style-name="P2"/>
      <text:list xml:id="list3754095060" text:style-name="L26">
        <text:list-item>
          <text:p text:style-name="P23">In the nano text editor, replace DBPASSWORD with the Cloud SQL database password that you defined above.</text:p>
        </text:list-item>
      </text:list>
      <text:p text:style-name="P2"><text:s text:c="11"/>Leave the quotation marks around the value in place.</text:p>
      <text:p text:style-name="P2"/>
      <text:list xml:id="list1148627067" text:style-name="L27">
        <text:list-item>
          <text:p text:style-name="P24">Press Ctrl+O, and then press Enter to save your edited file.</text:p>
        </text:list-item>
        <text:list-item>
          <text:p text:style-name="P24">Press Ctrl+X to exit the nano text editor.</text:p>
        </text:list-item>
        <text:list-item>
          <text:p text:style-name="P24">Restart the web server:</text:p>
        </text:list-item>
      </text:list>
      <text:p text:style-name="P2"><text:s text:c="11"/><text:span text:style-name="T1">sudo service apache2 restart</text:span></text:p>
      <text:p text:style-name="P2"/>
      <text:list xml:id="list613000731" text:style-name="L28">
        <text:list-item>
          <text:p text:style-name="P25"><text:s/>Return to the web browser tab in which you opened your bloghost VM instance's external IP address. </text:p>
        </text:list-item>
      </text:list>
      <text:p text:style-name="P2"><text:s text:c="11"/>When you load the page, You will see a successful message.</text:p>
      <text:p text:style-name="P2"><text:s text:c="10"/></text:p>
      <text:p text:style-name="P2"><text:s text:c="4"/><text:span text:style-name="T4">Task 5: Configure an application in a Compute Engine instance to use a Cloud Storage object</text:span></text:p>
      <text:list xml:id="list4019614232" text:style-name="L29">
        <text:list-item>
          <text:p text:style-name="P26">On your ssh session on your bloghost VM instance, set your working directory to the document root of the web server:</text:p>
        </text:list-item>
      </text:list>
      <text:p text:style-name="P2"><text:s text:c="9"/><text:span text:style-name="T1"><text:s text:c="3"/>cd /var/www/html</text:span></text:p>
      <text:p text:style-name="P2"/>
      <text:list xml:id="list1303931181" text:style-name="L30">
        <text:list-item>
          <text:p text:style-name="P27">Use the nano text editor to edit index.php:</text:p>
        </text:list-item>
      </text:list>
      <text:p text:style-name="P2"><text:s text:c="10"/><text:span text:style-name="T1"><text:s text:c="2"/>sudo nano index.php</text:span></text:p>
      <text:p text:style-name="P2"/>
      <text:list xml:id="list3346478147" text:style-name="L31">
        <text:list-item>
          <text:p text:style-name="P28"><text:soft-page-break/>Use the arrow keys to move the cursor to the line that contains the h1 element. Press Enter to open up a new, blank screen line, and then paste the following html tag (make sure to replace the expression [bucketName] with the name of the bucket that you created in task 3:</text:p>
        </text:list-item>
      </text:list>
      <text:p text:style-name="P2"><text:s text:c="10"/><text:span text:style-name="T1"><text:s text:c="2"/>&lt;img src='https://storage.googleapis.com/[bucketName]/my-excellent-blog.png'&gt;</text:span></text:p>
      <text:p text:style-name="P2"/>
      <text:list xml:id="list1482553800" text:style-name="L32">
        <text:list-item>
          <text:p text:style-name="P29">Press Ctrl+O, and then press Enter to save your edited file.</text:p>
          <text:p text:style-name="P31"/>
        </text:list-item>
        <text:list-item>
          <text:p text:style-name="P29"><text:s/>Press Ctrl+X to exit the nano text editor.</text:p>
          <text:p text:style-name="P29"/>
        </text:list-item>
        <text:list-item>
          <text:p text:style-name="P29">Restart the web server:</text:p>
          <text:p text:style-name="P29"/>
        </text:list-item>
        <text:list-item>
          <text:p text:style-name="P29"><text:s/>Return to the web browser tab in which you opened your bloghost VM instance's external IP address. When you load the page, its content now includes a banner image.</text:p>
        </text:list-item>
      </text:list>
      <text:p text:style-name="P2"><text:s text:c="14"/></text:p>
      <text:p text:style-name="P30"><text:s text:c="4"/>End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09:14:56.882208784</meta:creation-date>
    <dc:date>2020-09-11T09:38:23.892453998</dc:date>
    <meta:editing-duration>PT2M14S</meta:editing-duration>
    <meta:editing-cycles>1</meta:editing-cycles>
    <meta:document-statistic meta:table-count="0" meta:image-count="0" meta:object-count="0" meta:page-count="5" meta:paragraph-count="101" meta:word-count="832" meta:character-count="6020" meta:non-whitespace-character-count="4680"/>
    <meta:generator>LibreOffice/6.4.4.2$Linux_X86_64 LibreOffice_project/40$Build-2</meta:generator>
  </office:meta>
</office:document-meta>
</file>